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rewolf Ravager Abilities</text:p>
      <text:p text:style-name="P2"/>
      <text:p text:style-name="P2">Level 1-5</text:p>
      <text:p text:style-name="P3"/>
      <text:p text:style-name="P3">Cantrips:</text:p>
      <text:p text:style-name="P4"/>
      <text:p text:style-name="P4">Bite</text:p>
      <text:p text:style-name="P5">Range: Touch</text:p>
      <text:p text:style-name="P5">Action: 1 action</text:p>
      <text:p text:style-name="P5">Duration: Instant</text:p>
      <text:p text:style-name="P5">Description: You take your chompers and bite down on the enemy. On hit, roll a 1d8 and add your Dexterity modifier.</text:p>
      <text:p text:style-name="P5"/>
      <text:p text:style-name="P4">Swipe</text:p>
      <text:p text:style-name="P5">Range: cone 15 feet</text:p>
      <text:p text:style-name="P5">Action: 1 action</text:p>
      <text:p text:style-name="P5">Duration: Instant</text:p>
      <text:p text:style-name="P5">Description: You viciously claw in the area in front of you hitting all creatures in your path (including allies). On hit, roll a 1d4.</text:p>
      <text:p text:style-name="P5"/>
      <text:p text:style-name="P4">Bark</text:p>
      <text:p text:style-name="P5">Range: range 30 feet</text:p>
      <text:p text:style-name="P5">Action: 1 action</text:p>
      <text:p text:style-name="P5">Duration: 1 hour</text:p>
      <text:p text:style-name="P5">Description: A quick shout from your lungs can debilitate nearby enemies. Lower one target enemy's Toughness by 2 for 1 hour. This does not stack.</text:p>
      <text:p text:style-name="P5"><text:line-break/><text:span text:style-name="T1">Shapeshift</text:span></text:p>
      <text:p text:style-name="P5">Range: Self</text:p>
      <text:p text:style-name="P5">Action: 1 action</text:p>
      <text:p text:style-name="P5">Duration: Full moon, or until canceled.</text:p>
      <text:p text:style-name="P5">Description: Your skin rips and tears as thick fur begins to protrude from it. You transform into your true form, a vicious werewolf. Anytime you are in this form humans will immediately panic and react accordingly. </text:p>
      <text:p text:style-name="P5"/>
      <text:p text:style-name="P4">Mame</text:p>
      <text:p text:style-name="P5">Range: Touch </text:p>
      <text:p text:style-name="P5">Action: 1 action</text:p>
      <text:p text:style-name="P5">Duration: 10 minutes</text:p>
      <text:p text:style-name="P5">Description: You gnaw at an enemy's legs rendering them crippled. They lose half their total speed for the duration.</text:p>
      <text:p text:style-name="P5"/>
      <text:p text:style-name="P3">Powers:</text:p>
      <text:p text:style-name="P3"/>
      <text:p text:style-name="P4">Hungering Strike</text:p>
      <text:p text:style-name="P5">Range: Touch</text:p>
      <text:p text:style-name="P5">Action: 1</text:p>
      <text:p text:style-name="P5">Duration: Instant</text:p>
      <text:p text:style-name="P5"><text:soft-page-break/>Description: Lash out at the enemy, dealing damage and healing half of the damage dealt (rounded up). On hit, roll a 1d8 for the damage.</text:p>
      <text:p text:style-name="P5"/>
      <text:p text:style-name="P4">Hircine's Horn</text:p>
      <text:p text:style-name="P5">Range: Self</text:p>
      <text:p text:style-name="P5">Action: 1 bonus action</text:p>
      <text:p text:style-name="P5">Duration: 1 hour</text:p>
      <text:p text:style-name="P5">Description: Hircine, the great hunter, blows his horn to strengthen your spirit. Your next attack will automatically hit for full damage.</text:p>
      <text:p text:style-name="P5"/>
      <text:p text:style-name="P4">Fetch</text:p>
      <text:p text:style-name="P5">Range: 20 feet</text:p>
      <text:p text:style-name="P5">Action: 1 bonus action</text:p>
      <text:p text:style-name="P5">Duration: Instant</text:p>
      <text:p text:style-name="P5">Description: You charge into the range of an enemy, grasp hold of him with your jaws, and pull him back to your initial position.</text:p>
      <text:p text:style-name="P5"/>
      <text:p text:style-name="P4">Pack Bonus: Ferocity </text:p>
      <text:p text:style-name="P5">Range: radius 30 feet</text:p>
      <text:p text:style-name="P5">Action: 1 bonus action</text:p>
      <text:p text:style-name="P5">Duration: Until combat is over</text:p>
      <text:p text:style-name="P5">Description: Fighting in a pack has its strengths. You feel increasingly vicious around fellow werewolves. This ability can only be used if there are more werewolves in the group besides you. Add 1 damage for each werewolf in the group to any following attacks made on enemies by werewolves during this combat instance. </text:p>
      <text:p text:style-name="P5"/>
      <text:p text:style-name="P4">Bite</text:p>
      <text:p text:style-name="P5">Range: Touch</text:p>
      <text:p text:style-name="P5">Action: 1 action</text:p>
      <text:p text:style-name="P5">Duration: Instant</text:p>
      <text:p text:style-name="P5">Description: You take your chompers and bite down on the enemy. On hit, roll a 1d8 and add your Dexterity modifier.</text:p>
      <text:p text:style-name="P5"/>
      <text:p text:style-name="P3">Level 5 Ultimate:</text:p>
      <text:p text:style-name="P4"/>
      <text:p text:style-name="P4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1:06:28.44</meta:creation-date>
    <meta:generator>OpenOffice/4.1.1$Win32 OpenOffice.org_project/411m6$Build-9775</meta:generator>
    <dc:date>2015-04-15T03:26:02.20</dc:date>
    <meta:editing-duration>PT6H2M24S</meta:editing-duration>
    <meta:editing-cycles>4</meta:editing-cycles>
    <meta:document-statistic meta:table-count="0" meta:image-count="0" meta:object-count="0" meta:page-count="2" meta:paragraph-count="55" meta:word-count="382" meta:character-count="2243"/>
  </office:meta>
</office:document-meta>
</file>